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19cm"/>
    </style:style>
    <style:style style:name="co3" style:family="table-column">
      <style:table-column-properties fo:break-before="auto" style:column-width="7.368cm"/>
    </style:style>
    <style:style style:name="co4" style:family="table-column">
      <style:table-column-properties fo:break-before="auto" style:column-width="7.244cm"/>
    </style:style>
    <style:style style:name="co5" style:family="table-column">
      <style:table-column-properties fo:break-before="auto" style:column-width="11.257cm"/>
    </style:style>
    <style:style style:name="co6" style:family="table-column">
      <style:table-column-properties fo:break-before="auto" style:column-width="14.256cm"/>
    </style:style>
    <style:style style:name="co7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83caff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ff420e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office:value-type="string">
            <text:p>GO-переменная, позволяющая начать функцию дифференциирования</text:p>
          </table:table-cell>
          <table:table-cell table:style-name="ce2" office:value-type="string">
            <text:p>GO</text:p>
          </table:table-cell>
          <table:table-cell table:style-name="ce2" office:value-type="string">
            <text:p>DONE</text:p>
          </table:table-cell>
          <table:table-cell table:style-name="ce2" office:value-type="string">
            <text:p>S0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S3</text:p>
          </table:table-cell>
          <table:table-cell table:style-name="ce2" office:value-type="string">
            <text:p>~a</text:p>
          </table:table-cell>
          <table:table-cell table:style-name="ce3" office:value-type="string">
            <text:p>NS0</text:p>
          </table:table-cell>
          <table:table-cell table:style-name="ce3" office:value-type="string">
            <text:p>NS1</text:p>
          </table:table-cell>
          <table:table-cell table:style-name="ce3" office:value-type="string">
            <text:p>NS2</text:p>
          </table:table-cell>
          <table:table-cell table:style-name="ce3" office:value-type="string">
            <text:p>NS3</text:p>
          </table:table-cell>
          <table:table-cell table:style-name="ce3" office:value-type="string">
            <text:p>GDONE</text:p>
          </table:table-cell>
          <table:table-cell table:number-columns-repeated="1011"/>
        </table:table-row>
        <table:table-row table:style-name="ro1">
          <table:table-cell office:value-type="string">
            <text:p>DONE-переменная, оповещающая о завершении этапа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5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 office:value-type="string">
            <text:p>S0:S3 – переменные, несущие в себе код операции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 office:value-type="string">
            <text:p>~a – инвертированный OR константи степени дифференциального уравнения</text:p>
          </table:table-cell>
          <table:table-cell table:style-name="ce2" office:value-type="string">
            <text:p>x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 office:value-type="string">
            <text:p>_</text:p>
          </table:table-cell>
          <table:table-cell table:number-columns-repeated="1010"/>
        </table:table-row>
        <table:table-row table:style-name="ro1">
          <table:table-cell office:value-type="string">
            <text:p>GDONE сигналл о завершении дифференциирования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number-columns-repeated="2"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_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2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4" office:value-type="string">
            <text:p>_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4" office:value-type="string">
            <text:p>_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/>
          <table:table-cell table:style-name="ce2" office:value-type="string">
            <text:p>x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/>
          <table:table-cell table:number-columns-repeated="1010"/>
        </table:table-row>
        <table:table-row table:style-name="ro1">
          <table:table-cell office:value-type="string">
            <text:p>Логическое выражение для получения правильного кода операции</text:p>
          </table:table-cell>
          <table:table-cell table:number-columns-repeated="7"/>
          <table:table-cell office:value-type="string">
            <text:p>D*~S0*S1*S2*S3+~D*S0*~S1*~S2*~S3</text:p>
          </table:table-cell>
          <table:table-cell office:value-type="string">
            <text:p>~S0(S1(~D+~S2+~S3)+D*~S1*S2*S3*~a)</text:p>
          </table:table-cell>
          <table:table-cell office:value-type="string">
            <text:p>~S0*(S2*~S3+S3*(DxorS2)+~D*S2*S3*~a)+D*S0*~S1*~S2*~S3</text:p>
          </table:table-cell>
          <table:table-cell office:value-type="string">
            <text:p>~S0(S1(DxorS3)+~S1(~D*S3*(~S2+~a)+G*~S2*~S3))+D*~S1*~S3*(S0xorS2)</text:p>
          </table:table-cell>
          <table:table-cell office:value-type="string">
            <text:p>~S0*~S1*S2*S3*a</text:p>
          </table:table-cell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23/11/2015</text:date>, <text:time>09:1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4M36S</meta:editing-duration>
    <meta:editing-cycles>9</meta:editing-cycles>
    <meta:generator>OpenOffice/4.1.2$Win32 OpenOffice.org_project/412m3$Build-9782</meta:generator>
    <dc:date>2015-11-23T09:12:35.70</dc:date>
    <dc:creator>Ivan Folbort</dc:creator>
    <meta:document-statistic meta:table-count="3" meta:cell-count="255" meta:object-count="0"/>
    <meta:user-defined meta:name="Info 1"/>
    <meta:user-defined meta:name="Info 2"/>
    <meta:user-defined meta:name="Info 3"/>
    <meta:user-defined meta:name="Info 4"/>
  </office:meta>
</office:document-meta>
</file>